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23226f"/>
    </style:style>
    <style:style style:name="P4" style:family="paragraph" style:parent-style-name="Heading_20_1">
      <style:paragraph-properties fo:break-before="page"/>
      <style:text-properties officeooo:rsid="003013c5" officeooo:paragraph-rsid="0023226f"/>
    </style:style>
    <style:style style:name="T1" style:family="text">
      <style:text-properties officeooo:rsid="00270f29"/>
    </style:style>
    <style:style style:name="T2" style:family="text">
      <style:text-properties officeooo:rsid="0031f6cd"/>
    </style:style>
    <style:style style:name="T3" style:family="text">
      <style:text-properties officeooo:rsid="0032aa1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<text:span text:style-name="T3">Accesibilidad Web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</text:index-body>
      </text:table-of-content>
      <text:p text:style-name="P3"/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31f6cd"/>
    </style:style>
    <style:style style:name="MT2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Accesibilidad</text:span> Web<text:tab/><text:tab/><text:span text:style-name="MT2">Enunciados de ejercicios</text:span></text:p>
      </style:header>
      <style:footer>
        <text:p text:style-name="MP1">Adolfo Sanz De Diego<text:tab/><text:tab/>Página <text:page-number text:select-page="current">2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6-08-22T23:33:53.371641997</dc:date>
    <meta:editing-duration>PT1H53M3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2" meta:paragraph-count="5" meta:word-count="18" meta:character-count="116" meta:non-whitespace-character-count="100"/>
  </office:meta>
</office:document-meta>
</file>